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Menlo" svg:font-family="Menlo"/>
    <style:font-face style:name="Times" svg:font-family="Times"/>
    <style:font-face style:name="Times New Roman" svg:font-family="Times New Roman"/>
  </office:font-face-decls>
  <office:automatic-styles>
    <style:style style:name="P1" style:family="paragraph" style:parent-style-name="Standard">
      <style:text-properties style:font-name="Times" fo:font-size="11.0pt"/>
    </style:style>
    <style:style style:name="P2" style:family="paragraph" style:parent-style-name="Standard">
      <style:paragraph-properties fo:margin-top="0.0694in" fo:margin-bottom="0.0694in"/>
      <style:text-properties style:font-name="Times New Roman" fo:font-size="10.0pt"/>
    </style:style>
    <style:style style:name="P3" style:family="paragraph" style:parent-style-name="Standard">
      <style:paragraph-properties fo:margin-bottom="0.1111in" fo:line-height="106%"/>
      <style:text-properties style:font-name="Times" fo:font-size="10.0pt"/>
    </style:style>
    <style:style style:name="P4" style:family="paragraph" style:parent-style-name="Standard">
      <style:paragraph-properties fo:margin-top="0.0694in" fo:margin-bottom="0.0694in"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 New Roman" fo:font-size="10.0pt"/>
    </style:style>
    <style:style style:name="P5" style:family="paragraph" style:parent-style-name="Standard">
      <style:paragraph-properties fo:margin-bottom="0.1111in" fo:line-height="106%"/>
      <style:text-properties style:font-name="Times" fo:font-size="11.0pt"/>
    </style:style>
    <style:style style:name="T1" style:family="text">
      <style:text-properties fo:font-weight="bold" fo:font-weight-asian="bold" fo:font-weight-complex="bold" fo:letter-spacing="0.0000in"/>
    </style:style>
    <style:style style:name="T2" style:family="text">
      <style:text-properties style:font-name="Menlo" fo:font-size="12.0pt" fo:font-size-asian="12.0pt" fo:font-size-complex="12.0pt" fo:letter-spacing="0.0000in" fo:color="#cdad6a" fo:background-color="#181818"/>
    </style:style>
    <style:style style:name="T3" style:family="text">
      <style:text-properties fo:letter-spacing="0.0000in"/>
    </style:style>
    <style:style style:name="T4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">
        <style:list-level-properties text:space-before="0.25in" text:min-label-width="0.25in"/>
      </text:list-level-style-bullet>
    </text:list-style>
  </office:automatic-styles>
  <office:body>
    <office:text>
      <text:p text:style-name="P1"/>
      <text:p text:style-name="P2"><text:span text:style-name="T1">1. Conclusión.</text:span><text:span text:style-name="T2">\n</text:span></text:p>
      <text:p text:style-name="P2"><text:span text:style-name="T3">¡La copa está servida, el viaje apenas comienza!</text:span></text:p>
      <text:p text:style-name="P2"><text:span text:style-name="T3">El vino, desde su misterioso origen en la antigüedad hasta el brindis actual, es más que una bebida: es un puente entre culturas, una expresión de la tierra y una forma de arte. Comprender su historia es comprender una parte esencial del desarrollo humano.</text:span></text:p>
      <text:p text:style-name="P3"/>
      <text:p text:style-name="P2"><text:span text:style-name="T4">2. Conclusión</text:span><text:span text:style-name="T1">.</text:span><text:span text:style-name="T2">\n</text:span></text:p>
      <text:p text:style-name="P2"><text:span text:style-name="T1">“Cada racimo es un pequeño milagro que el suelo susurra y el sol escribe.”</text:span></text:p>
      <text:p text:style-name="P2"><text:span text:style-name="T3">Esta frase resume la magia del vino: la unión de naturaleza, tiempo y cuidado humano. Comprender la vid es comprender ese delicado equilibrio entre lo visible y lo invisible, lo técnico y lo emocional. Cada botella que llega a nuestras manos es el resultado de años de trabajo, de escucha atenta a la tierra y de respeto por una planta tan sabia como generosa.</text:span></text:p>
      <text:p text:style-name="P3"/>
      <text:p text:style-name="P2"><text:span text:style-name="T4">3. Conclusión</text:span><text:span text:style-name="T1">.</text:span><text:span text:style-name="T2">\n</text:span></text:p>
      <text:p text:style-name="P2"><text:span text:style-name="T3">“El vino nace de la tierra, pero se cría en el tiempo.”</text:span></text:p>
      <text:p text:style-name="P2"><text:span text:style-name="T3">El proceso de elaboración del vino es una danza entre ciencia y poesía.<text:line-break/>Cada decisión —cuándo vendimiar, cómo fermentar, cuánto criar— deja una huella indeleble en el alma del vino.<text:line-break/>Comprender este viaje permite a los futuros sommeliers no solo servir un vino, sino </text:span><text:span text:style-name="T1">interpretarlo y transmitir su historia</text:span><text:span text:style-name="T3">.<text:line-break/>Porque en cada botella hay un fragmento de tierra, un soplo de tiempo y la huella de las manos que lo crearon.</text:span></text:p>
      <text:p text:style-name="P3"/>
      <text:p text:style-name="P2"><text:span text:style-name="T4">4 – Conclusión</text:span><text:span text:style-name="T1">.</text:span><text:span text:style-name="T2">\n</text:span></text:p>
      <text:p text:style-name="P2"><text:span text:style-name="T3">“El vino tinto no se bebe… se conversa.”</text:span></text:p>
      <text:p text:style-name="P2"><text:span text:style-name="T3">Cada vino tinto es una voz distinta en el coro de la tierra.<text:line-break/>Al aprender a escucharlo, el futuro sommelier se convierte en intérprete del paisaje, del clima y de la mano del hombre.<text:line-break/>Su cuerpo refleja la madurez del fruto; su carácter, la intención del enólogo; su alma, el paso del tiempo.</text:span></text:p>
      <text:p text:style-name="P3"/>
      <text:p text:style-name="P2"><text:span text:style-name="T4">5 – Conclusión</text:span><text:span text:style-name="T1">.</text:span><text:span text:style-name="T2">\n</text:span></text:p>
      <text:p text:style-name="P2"><text:span text:style-name="T3">“Un buen blanco es como el verano: ligero, brillante y fugaz.”</text:span></text:p>
      <text:p text:style-name="P2"><text:span text:style-name="T3">El vino blanco nos enseña a </text:span><text:span text:style-name="T1">valorar la sencillez bien lograda</text:span><text:span text:style-name="T3">, la pureza de la fruta y la precisión del clima.<text:line-break/>Mientras el vino tinto conversa con la tierra, el blanco lo hace con el aire y la luz.<text:line-break/>Su frescura no es debilidad, sino </text:span><text:span text:style-name="T1">una forma distinta de elegancia.</text:span></text:p>
      <text:p text:style-name="P2"/>
      <text:p text:style-name="P2"><text:span text:style-name="T4">6 – Conclusión</text:span><text:span text:style-name="T1">.</text:span><text:span text:style-name="T2">\n</text:span></text:p>
      <text:p text:style-name="P2"><text:span text:style-name="T3">“El rosado no elige bandos: conquista a todos los paladares.”</text:span></text:p>
      <text:p text:style-name="P2"><text:span text:style-name="T3">El vino rosado es el vino del equilibrio y la alegría.<text:line-break/>Aúna la fruta del tinto con la ligereza del blanco, creando un punto de encuentro entre ambos mundos.<text:line-break/>Su versatilidad lo hace imprescindible en la formación de todo sommelier: enseña </text:span><text:span text:style-name="T1">color, tiempo, temperatura y armonía.</text:span></text:p>
      <text:p text:style-name="P3"/>
      <text:p text:style-name="P2"><text:span text:style-name="T4">7 – Conclusión</text:span><text:span text:style-name="T1">.</text:span><text:span text:style-name="T2">\n</text:span></text:p>
      <text:p text:style-name="P2"><text:span text:style-name="T3">“Cada burbuja es un aplauso pequeño que celebra la vida.”</text:span></text:p>
      <text:p text:style-name="P2"><text:span text:style-name="T3">El vino espumoso es la unión perfecta entre ciencia y arte.<text:line-break/>Sus burbujas nacen del control minucioso de una segunda fermentación, pero el resultado final es pura emoción.</text:span></text:p>
      <text:p text:style-name="P2"><text:span text:style-name="T3">Desde el </text:span><text:span text:style-name="T1">Cava español</text:span><text:span text:style-name="T3"><text:s/>—orgullo de nuestra tierra— hasta el </text:span><text:span text:style-name="T1">Champagne francés</text:span><text:span text:style-name="T3"><text:s/>o el </text:span><text:span text:style-name="T1">Prosecco italiano</text:span><text:span text:style-name="T3">, todos comparten una misma esencia: </text:span><text:span text:style-name="T1">alegrar los sentidos y elevar los momentos.</text:span></text:p>
      <text:p text:style-name="P3"/>
      <text:p text:style-name="P2"><text:span text:style-name="T4">8 – Conclusión</text:span><text:span text:style-name="T1">.</text:span><text:span text:style-name="T2">\n</text:span></text:p>
      <text:p text:style-name="P2"><text:span text:style-name="T3">“Los vinos dulces son el postre de los dioses… y el secreto de los mortales felices.”</text:span></text:p>
      <text:p text:style-name="P2"><text:span text:style-name="T3">Los vinos dulces y generosos son mucho más que un final de comida: son una </text:span><text:span text:style-name="T1">experiencia emocional</text:span><text:span text:style-name="T3">.<text:line-break/>Hablan de paciencia, de tradición y de placer contenido.<text:line-break/>Cada sorbo es una historia: del sol que secó las uvas, del tonel que las guardó y del tiempo que las transformó.</text:span></text:p>
      <text:p text:style-name="P3"/>
      <text:p text:style-name="P2"><text:span text:style-name="T4"><text:s/>9 – Conclusión</text:span><text:span text:style-name="T1">.</text:span><text:span text:style-name="T2">\n</text:span></text:p>
      <text:p text:style-name="P2"><text:span text:style-name="T3">“Catar es escuchar lo que el vino tiene que decir, sin interrumpirlo.”</text:span></text:p>
      <text:p text:style-name="P2"><text:span text:style-name="T3">La cata es un viaje interior, una conversación entre el vino y quien lo prueba.<text:line-break/>Con práctica, paciencia y curiosidad, el catador aprende a reconocer matices que pasan inadvertidos a los demás.<text:line-break/>Catar no es cuestión de tener un paladar extraordinario, sino de </text:span><text:span text:style-name="T1">educar la atención</text:span><text:span text:style-name="T3"><text:s/>y </text:span><text:span text:style-name="T1">memorizar sensaciones</text:span><text:span text:style-name="T3">.</text:span></text:p>
      <text:p text:style-name="P3"/>
      <text:p text:style-name="P2"><text:span text:style-name="T4">10 – Conclusión</text:span><text:span text:style-name="T1">.</text:span><text:span text:style-name="T2">\n</text:span></text:p>
      <text:p text:style-name="P2"><text:span text:style-name="T3">“Un vino fuera de temperatura es como una canción desafinada.”</text:span></text:p>
      <text:p text:style-name="P2"><text:span text:style-name="T3">La temperatura no es un detalle menor: es </text:span><text:span text:style-name="T1">el control del escenario donde el vino actúa</text:span><text:span text:style-name="T3">.</text:span></text:p>
      <text:list text:style-name="L1">
        <text:list-item>
          <text:p text:style-name="P4"><text:span text:style-name="T3">Sirviendo correctamente, potenciamos </text:span><text:span text:style-name="T1">aromas, sabor y textura</text:span><text:span text:style-name="T3">.</text:span></text:p>
        </text:list-item>
        <text:list-item>
          <text:p text:style-name="P4"><text:span text:style-name="T3">Sirviendo mal, podemos </text:span><text:span text:style-name="T1">apagar un vino excelente</text:span><text:span text:style-name="T3"><text:s/>o hacer que uno mediocre parezca desequilibrado.</text:span></text:p>
        </text:list-item>
      </text:list>
      <text:p text:style-name="P2"/>
      <text:p text:style-name="P2"><text:span text:style-name="T4"><text:s/>11 – Conclusión</text:span><text:span text:style-name="T1">.</text:span><text:span text:style-name="T2">\n</text:span></text:p>
      <text:p text:style-name="P2"><text:span text:style-name="T3">“La copa correcta convierte un buen vino en una experiencia memorable.”</text:span></text:p>
      <text:list text:style-name="L1">
        <text:list-item>
          <text:p text:style-name="P4"><text:span text:style-name="T3">Elegir la copa adecuada </text:span><text:span text:style-name="T1">maximiza aromas y sabores</text:span><text:span text:style-name="T3">, controla la temperatura y mejora la percepción del vino.</text:span></text:p>
        </text:list-item>
        <text:list-item>
          <text:p text:style-name="P4"><text:span text:style-name="T3">Sirviendo en la copa correcta, incluso un vino sencillo se percibe </text:span><text:span text:style-name="T1">más equilibrado y placentero</text:span><text:span text:style-name="T3">.</text:span></text:p>
        </text:list-item>
        <text:list-item>
          <text:p text:style-name="P4"><text:span text:style-name="T3">Los profesionales siempre tienen varias copas a mano y ajustan según </text:span><text:span text:style-name="T1">tipo de vino, ocasión y estilo de servicio</text:span><text:span text:style-name="T3">.</text:span></text:p>
        </text:list-item>
      </text:list>
      <text:p text:style-name="P3"/>
      <text:p text:style-name="P2"><text:span text:style-name="T4">12 – Conclusión</text:span><text:span text:style-name="T1">.</text:span><text:span text:style-name="T2">\n</text:span></text:p>
      <text:p text:style-name="P2"><text:span text:style-name="T3">“El arte pinta lo que el vino hace sentir.”</text:span></text:p>
      <text:list text:style-name="L1">
        <text:list-item>
          <text:p text:style-name="P4"><text:span text:style-name="T3">Observar cómo aparece el vino en la historia del arte </text:span><text:span text:style-name="T1">nos ayuda a comprender su dimensión cultural y emocional</text:span><text:span text:style-name="T3">.</text:span></text:p>
        </text:list-item>
        <text:list-item>
          <text:p text:style-name="P4"><text:span text:style-name="T3">El vino es </text:span><text:span text:style-name="T1">inspiración líquida</text:span><text:span text:style-name="T3">: conecta personas, sentidos y creatividad.</text:span></text:p>
        </text:list-item>
        <text:list-item>
          <text:p text:style-name="P4"><text:span text:style-name="T3">Disfrutar un vino con conciencia histórica y sensorial es </text:span><text:span text:style-name="T1">aprender a beber cultura</text:span><text:span text:style-name="T3">.</text:span></text:p>
        </text:list-item>
      </text:list>
      <text:p text:style-name="P3"/>
      <text:p text:style-name="P2"><text:span text:style-name="T4">13 – Conclusión</text:span><text:span text:style-name="T1">.</text:span><text:span text:style-name="T2">\n</text:span></text:p>
      <text:p text:style-name="P2"><text:span text:style-name="T3">“Un buen maridaje no se explica… se saborea.”</text:span></text:p>
      <text:list text:style-name="L1">
        <text:list-item>
          <text:p text:style-name="P4"><text:span text:style-name="T3">Maridar es </text:span><text:span text:style-name="T1">jugar con sabores, texturas y aromas</text:span><text:span text:style-name="T3"><text:s/>para crear armonía.</text:span></text:p>
        </text:list-item>
        <text:list-item>
          <text:p text:style-name="P4"><text:span text:style-name="T3">Cada combinación ofrece una </text:span><text:span text:style-name="T1">experiencia única y personal</text:span><text:span text:style-name="T3">, donde el vino y la comida se realzan mutuamente.</text:span></text:p>
        </text:list-item>
        <text:list-item>
          <text:p text:style-name="P4"><text:span text:style-name="T3">La práctica constante, la curiosidad y la sensibilidad son clave para dominar el arte del maridaje.</text:span></text:p>
        </text:list-item>
      </text:list>
      <text:p text:style-name="P3"/>
      <text:p text:style-name="P2"><text:span text:style-name="T4">14 – Conclusión</text:span><text:span text:style-name="T1">.</text:span><text:span text:style-name="T2">\n</text:span></text:p>
      <text:p text:style-name="P2"><text:span text:style-name="T3">“El vino entra por la boca… pero la música lo hace bailar.”</text:span></text:p>
      <text:list text:style-name="L1">
        <text:list-item>
          <text:p text:style-name="P4"><text:span text:style-name="T3">La armonía entre </text:span><text:span text:style-name="T1">vino y música</text:span><text:span text:style-name="T3"><text:s/>es una herramienta para mejorar la experiencia multisensorial.</text:span></text:p>
        </text:list-item>
        <text:list-item>
          <text:p text:style-name="P4"><text:span text:style-name="T3">Conocer estas combinaciones permite </text:span><text:span text:style-name="T1">potenciar emociones, aromas y sensaciones</text:span><text:span text:style-name="T3">, haciendo de cada cata un evento único.</text:span></text:p>
        </text:list-item>
        <text:list-item>
          <text:p text:style-name="P4"><text:span text:style-name="T3">Practicar con diferentes géneros y estilos de vino desarrolla </text:span><text:span text:style-name="T1">sensibilidad, creatividad y disfrute consciente</text:span><text:span text:style-name="T3">.</text:span></text:p>
        </text:list-item>
      </text:list>
      <text:p text:style-name="P3"/>
      <text:p text:style-name="P2"><text:span text:style-name="T4">15 – Conclusión</text:span><text:span text:style-name="T1">.</text:span><text:span text:style-name="T2">\n</text:span></text:p>
      <text:p text:style-name="P2"><text:span text:style-name="T3">“Quien viaja y bebe vino, vive dos veces.”</text:span></text:p>
      <text:list text:style-name="L1">
        <text:list-item>
          <text:p text:style-name="P4"><text:span text:style-name="T3">Explorar rutas del vino es </text:span><text:span text:style-name="T1">una experiencia educativa, cultural y sensorial completa</text:span><text:span text:style-name="T3">.</text:span></text:p>
        </text:list-item>
        <text:list-item>
          <text:p text:style-name="P4"><text:span text:style-name="T3">Aprender sobre </text:span><text:span text:style-name="T1">variedades, terroir y gastronomía</text:span><text:span text:style-name="T3"><text:s/>en su contexto real amplía la comprensión del vino y su disfrute.</text:span></text:p>
        </text:list-item>
        <text:list-item>
          <text:p text:style-name="P4"><text:span text:style-name="T3">Cada región visitada es una </text:span><text:span text:style-name="T1">lección viva de historia, clima y pasión vinícola</text:span><text:span text:style-name="T3">.</text:span></text:p>
        </text:list-item>
      </text:list>
      <text:p text:style-name="P3"/>
      <text:p text:style-name="P2"><text:span text:style-name="T4">16 – Conclusión</text:span><text:span text:style-name="T1">.</text:span><text:span text:style-name="T2">\n</text:span></text:p>
      <text:p text:style-name="P2"><text:span text:style-name="T3">“El vino sabe mejor cuando se comparte… y se recuerda.”</text:span></text:p>
      <text:list text:style-name="L1">
        <text:list-item>
          <text:p text:style-name="P4"><text:span text:style-name="T3">El vino es </text:span><text:span text:style-name="T1">mucho más que sabor</text:span><text:span text:style-name="T3">: es un instrumento de </text:span><text:span text:style-name="T1">cultura, emoción y ritual</text:span><text:span text:style-name="T3">.</text:span></text:p>
        </text:list-item>
        <text:list-item>
          <text:p text:style-name="P4"><text:span text:style-name="T3">Aprender a usarlo en contextos sociales </text:span><text:span text:style-name="T1">desarrolla sensibilidad, respeto y disfrute consciente</text:span><text:span text:style-name="T3">.</text:span></text:p>
        </text:list-item>
        <text:list-item>
          <text:p text:style-name="P4"><text:span text:style-name="T3">Cada brindis, cada sorbo compartido, </text:span><text:span text:style-name="T1">refuerza vínculos y deja recuerdos duraderos</text:span><text:span text:style-name="T3">.</text:span></text:p>
        </text:list-item>
      </text:list>
      <text:p text:style-name="P2"/>
      <text:p text:style-name="P2"><text:span text:style-name="T4">17 – Conclusión</text:span><text:span text:style-name="T1">.</text:span><text:span text:style-name="T2">\n</text:span></text:p>
      <text:p text:style-name="P2"><text:span text:style-name="T3">“Cada etiqueta es una carta de amor escrita por el viñedo.”</text:span></text:p>
      <text:list text:style-name="L1">
        <text:list-item>
          <text:p text:style-name="P4"><text:span text:style-name="T3">Leer etiquetas correctamente </text:span><text:span text:style-name="T1">ayuda a elegir mejor, maridar mejor y disfrutar más</text:span><text:span text:style-name="T3">.</text:span></text:p>
        </text:list-item>
        <text:list-item>
          <text:p text:style-name="P4"><text:span text:style-name="T3">La información es </text:span><text:span text:style-name="T1">tu guía para entender el vino antes de probarlo</text:span><text:span text:style-name="T3">.</text:span></text:p>
        </text:list-item>
        <text:list-item>
          <text:p text:style-name="P4"><text:span text:style-name="T3">Dominar la lectura de etiquetas es un </text:span><text:span text:style-name="T1">paso esencial para todo amante del vino o futuro sumiller</text:span><text:span text:style-name="T3">.</text:span></text:p>
        </text:list-item>
      </text:list>
      <text:p text:style-name="P2"/>
      <text:p text:style-name="P2"><text:span text:style-name="T4">18 – Conclusión</text:span><text:span text:style-name="T1">.</text:span><text:span text:style-name="T2">\n</text:span></text:p>
      <text:p text:style-name="P2"><text:span text:style-name="T3">“Cuidar un vino es cuidar el tiempo embotellado.”</text:span></text:p>
      <text:list text:style-name="L1">
        <text:list-item>
          <text:p text:style-name="P4"><text:span text:style-name="T3">La conservación y servicio </text:span><text:span text:style-name="T1">prolongan la vida y calidad del vino</text:span><text:span text:style-name="T3">.</text:span></text:p>
        </text:list-item>
        <text:list-item>
          <text:p text:style-name="P4"><text:span text:style-name="T3">Cada detalle, desde la posición en la bodega hasta la temperatura en copa, </text:span><text:span text:style-name="T1">marca la diferencia entre un vino mediocre y uno excepcional</text:span><text:span text:style-name="T3">.</text:span></text:p>
        </text:list-item>
        <text:list-item>
          <text:p text:style-name="P4"><text:span text:style-name="T3">Dominar estas técnicas es </text:span><text:span text:style-name="T1">esencial para cualquier amante del vino o futuro sumiller</text:span><text:span text:style-name="T3">.</text:span></text:p>
        </text:list-item>
      </text:list>
      <text:p text:style-name="P3"/>
      <text:p text:style-name="P2"><text:span text:style-name="T4">19 – Conclusión</text:span><text:span text:style-name="T1">.</text:span><text:span text:style-name="T2">\n</text:span></text:p>
      <text:p text:style-name="P2"><text:span text:style-name="T3">“El mejor vino no es el más caro, sino el que se comparte.”</text:span></text:p>
      <text:list text:style-name="L1">
        <text:list-item>
          <text:p text:style-name="P4"><text:span text:style-name="T3">Elegir un vino es </text:span><text:span text:style-name="T1">anticipar placer, maridaje y conversación</text:span><text:span text:style-name="T3">.</text:span></text:p>
        </text:list-item>
        <text:list-item>
          <text:p text:style-name="P4"><text:span text:style-name="T3">La decisión correcta combina </text:span><text:span text:style-name="T1">ocasión, comida, presupuesto y preferencias personales</text:span><text:span text:style-name="T3">.</text:span></text:p>
        </text:list-item>
        <text:list-item>
          <text:p text:style-name="P4"><text:span text:style-name="T3">Con práctica y conocimiento, cualquier elección puede convertirse en </text:span><text:span text:style-name="T1">una experiencia memorable</text:span><text:span text:style-name="T3">.</text:span></text:p>
        </text:list-item>
      </text:list>
      <text:p text:style-name="P3"/>
      <text:p text:style-name="P2"><text:span text:style-name="T4">20 – Conclusión</text:span><text:span text:style-name="T1">.</text:span><text:span text:style-name="T2">\n</text:span></text:p>
      <text:p text:style-name="P2"><text:span text:style-name="T3">“El futuro del vino se cultiva con respeto y se brinda con conciencia.”</text:span></text:p>
      <text:list text:style-name="L1">
        <text:list-item>
          <text:p text:style-name="P4"><text:span text:style-name="T3">La sostenibilidad y la tecnología </text:span><text:span text:style-name="T1">garantizan vinos de calidad, responsables con el entorno y aptos para todos</text:span><text:span text:style-name="T3">.</text:span></text:p>
        </text:list-item>
        <text:list-item>
          <text:p text:style-name="P4"><text:span text:style-name="T3">Conocer y elegir vinos ecológicos, veganos o biodinámicos </text:span><text:span text:style-name="T1">refuerza la conciencia del consumidor y del profesional del vino</text:span><text:span text:style-name="T3">.</text:span></text:p>
        </text:list-item>
        <text:list-item>
          <text:p text:style-name="P4"><text:span text:style-name="T3">El vino del futuro </text:span><text:span text:style-name="T1">no solo se bebe: se protege, se cuida y se comparte con conciencia</text:span><text:span text:style-name="T3">.</text:span></text:p>
        </text:list-item>
      </text:list>
      <text:p text:style-name="P3"/>
      <text:p text:style-name="P2"><text:span text:style-name="T4">21 – Conclusión</text:span><text:span text:style-name="T1">.</text:span><text:span text:style-name="T2">\n</text:span></text:p>
      <text:p text:style-name="P2"><text:span text:style-name="T3">“Una bodega es un diario de recuerdos líquidos.”</text:span></text:p>
      <text:list text:style-name="L1">
        <text:list-item>
          <text:p text:style-name="P4"><text:span text:style-name="T3">La creación de una bodega personal </text:span><text:span text:style-name="T1">es un acto de pasión, planificación y conocimiento</text:span><text:span text:style-name="T3">.</text:span></text:p>
        </text:list-item>
        <text:list-item>
          <text:p text:style-name="P4"><text:span text:style-name="T3">Cada botella, bien conservada y organizada, </text:span><text:span text:style-name="T1">cuenta una historia que puede disfrutarse años después</text:span><text:span text:style-name="T3">.</text:span></text:p>
        </text:list-item>
        <text:list-item>
          <text:p text:style-name="P4"><text:span text:style-name="T3">Dominar la conservación, rotación y registro convierte tu bodega en </text:span><text:span text:style-name="T1">un espacio profesional y un legado sensorial</text:span><text:span text:style-name="T3">.</text:span></text:p>
        </text:list-item>
      </text:list>
      <text:p text:style-name="P3"/>
      <text:p text:style-name="P2"><text:span text:style-name="T4">22 – Conclusión</text:span><text:span text:style-name="T1">.</text:span><text:span text:style-name="T2">\n</text:span></text:p>
      <text:p text:style-name="P2"><text:span text:style-name="T3">“El vino perfecto no existe… pero sí el momento perfecto para beberlo.”</text:span></text:p>
      <text:list text:style-name="L1">
        <text:list-item>
          <text:p text:style-name="P4"><text:span text:style-name="T3">La cata final integra </text:span><text:span text:style-name="T1">conocimiento, análisis y disfrute</text:span><text:span text:style-name="T3">.</text:span></text:p>
        </text:list-item>
        <text:list-item>
          <text:p text:style-name="P4"><text:span text:style-name="T3">Aplicar todo lo aprendido permite </text:span><text:span text:style-name="T1">descubrir matices, maridajes y experiencias sensoriales únicas</text:span><text:span text:style-name="T3">.</text:span></text:p>
        </text:list-item>
        <text:list-item>
          <text:p text:style-name="P4"><text:span text:style-name="T3">El verdadero arte del vino es </text:span><text:span text:style-name="T1">crear momentos memorables</text:span><text:span text:style-name="T3">, combinando técnica y placer.</text:span>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685.1</meta:generator>
    <meta:initial-creator>SEDASER SOLUCIONES INFORMATICAS</meta:initial-creator>
  </office:meta>
</office:document-meta>
</file>